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paragraph-rsid="00207da4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normal" officeooo:rsid="001aee48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207da4" officeooo:paragraph-rsid="00207da4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207da4" officeooo:paragraph-rsid="00239d0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07da4" officeooo:paragraph-rsid="00207da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07da4" officeooo:paragraph-rsid="00239d0c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text-properties fo:font-size="12pt" fo:font-weight="normal" officeooo:rsid="00207da4" officeooo:paragraph-rsid="00239d0c" style:font-size-asian="12pt" style:font-weight-asian="normal" style:font-size-complex="12pt" style:font-weight-complex="normal"/>
    </style:style>
    <style:style style:name="P10" style:family="paragraph" style:parent-style-name="Standard" style:list-style-name="L7">
      <style:text-properties fo:font-size="12pt" fo:font-weight="normal" officeooo:rsid="00207da4" officeooo:paragraph-rsid="00239d0c" style:font-size-asian="12pt" style:font-weight-asian="normal" style:font-size-complex="12pt" style:font-weight-complex="normal"/>
    </style:style>
    <style:style style:name="P11" style:family="paragraph" style:parent-style-name="Standard" style:list-style-name="L8">
      <style:text-properties fo:font-size="12pt" fo:font-weight="normal" officeooo:rsid="00207da4" officeooo:paragraph-rsid="00239d0c" style:font-size-asian="12pt" style:font-weight-asian="normal" style:font-size-complex="12pt" style:font-weight-complex="normal"/>
    </style:style>
    <style:style style:name="P12" style:family="paragraph" style:parent-style-name="Standard" style:list-style-name="L9">
      <style:text-properties fo:font-size="12pt" fo:font-weight="normal" officeooo:rsid="00207da4" officeooo:paragraph-rsid="00239d0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7da4" officeooo:paragraph-rsid="00257a7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7da4" officeooo:paragraph-rsid="0027e487" style:font-size-asian="12pt" style:font-weight-asian="normal" style:font-size-complex="12pt" style:font-weight-complex="normal"/>
    </style:style>
    <style:style style:name="P15" style:family="paragraph" style:parent-style-name="Standard" style:list-style-name="L13">
      <style:text-properties fo:font-size="12pt" fo:font-weight="normal" officeooo:rsid="00207da4" officeooo:paragraph-rsid="0027e487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style:font-size-asian="12pt" style:font-size-complex="12pt"/>
    </style:style>
    <style:style style:name="P17" style:family="paragraph" style:parent-style-name="Standard" style:list-style-name="L3">
      <style:text-properties fo:font-size="12pt" style:font-size-asian="12pt" style:font-size-complex="12pt"/>
    </style:style>
    <style:style style:name="P18" style:family="paragraph" style:parent-style-name="Standard" style:list-style-name="L4">
      <style:text-properties fo:font-size="12pt" style:font-size-asian="12pt" style:font-size-complex="12pt"/>
    </style:style>
    <style:style style:name="P19" style:family="paragraph" style:parent-style-name="Standard">
      <style:text-properties fo:font-size="12pt" fo:font-weight="bold" officeooo:rsid="00207da4" officeooo:paragraph-rsid="00239d0c" style:font-size-asian="12pt" style:font-weight-asian="bold" style:font-size-complex="12pt" style:font-weight-complex="bold"/>
    </style:style>
    <style:style style:name="P20" style:family="paragraph" style:parent-style-name="Standard" style:list-style-name="L5">
      <style:text-properties style:text-position="0% 0%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207da4"/>
    </style:style>
    <style:style style:name="T2" style:family="text">
      <style:text-properties officeooo:rsid="002246bd"/>
    </style:style>
    <style:style style:name="T3" style:family="text">
      <style:text-properties officeooo:rsid="00239d0c"/>
    </style:style>
    <style:style style:name="T4" style:family="text">
      <style:text-properties officeooo:rsid="00257a72"/>
    </style:style>
    <style:style style:name="T5" style:family="text">
      <style:text-properties officeooo:rsid="00273043"/>
    </style:style>
    <style:style style:name="T6" style:family="text">
      <style:text-properties officeooo:rsid="0027e487"/>
    </style:style>
    <style:style style:name="T7" style:family="text">
      <style:text-properties officeooo:rsid="0029580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.1 </text:span><text:span text:style-name="T1">Finite </text:span><text:span text:style-name="T2">A</text:span><text:span text:style-name="T1">utomata</text:span></text:p>
      <text:list xml:id="list3960993889310301076" text:style-name="L1">
        <text:list-item>
          <text:p text:style-name="P5">Simplest computational model.</text:p>
        </text:list-item>
        <text:list-item>
          <text:p text:style-name="P5">Good models for programs which should run on computers with an extremely small amount of memory.</text:p>
        </text:list-item>
        <text:list-item>
          <text:p text:style-name="P6"><text:span text:style-name="T3">Mostly seen as a way of describing/accepting/rejecting languages</text:span></text:p>
        </text:list-item>
      </text:list>
      <text:p text:style-name="P8"><text:span text:style-name="T3"/></text:p>
      <text:p text:style-name="P19"><text:span text:style-name="T3">Terminologies</text:span></text:p>
      <text:list xml:id="list4433329560519254576" text:style-name="L6">
        <text:list-item>
          <text:p text:style-name="P9"><text:span text:style-name="T3">State diagram</text:span></text:p>
        </text:list-item>
        <text:list-item>
          <text:p text:style-name="P9"><text:span text:style-name="T3">States</text:span></text:p>
        </text:list-item>
        <text:list-item>
          <text:p text:style-name="P9"><text:span text:style-name="T3">Start state</text:span></text:p>
        </text:list-item>
        <text:list-item>
          <text:p text:style-name="P9"><text:span text:style-name="T3">Accept state</text:span></text:p>
        </text:list-item>
        <text:list-item>
          <text:p text:style-name="P9"><text:span text:style-name="T3">Transitions</text:span></text:p>
        </text:list-item>
      </text:list>
      <text:p text:style-name="P8"><text:span text:style-name="T3"/></text:p>
      <text:p text:style-name="P19"><text:span text:style-name="T3">Formal definition of a DFA</text:span></text:p>
      <text:p text:style-name="P8"><text:span text:style-name="T3"><draw:frame draw:style-name="fr2" draw:name="Object5" text:anchor-type="as-char" svg:width="3.932cm" svg:height="0.58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 where </text:span></text:p>
      <text:list xml:id="list7964511622424472008" text:style-name="L7">
        <text:list-item>
          <text:p text:style-name="P10"><text:span text:style-name="T3">Q is a finite set containing states</text:span></text:p>
        </text:list-item>
        <text:list-item>
          <text:p text:style-name="P10"><text:span text:style-name="T3"><draw:frame draw:style-name="fr2" draw:name="Object6" text:anchor-type="as-char" svg:width="0.466cm" svg:height="0.31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is the alphabet</text:span></text:p>
        </text:list-item>
        <text:list-item>
          <text:p text:style-name="P10"><text:span text:style-name="T3"><draw:frame draw:style-name="fr2" draw:name="Object7" text:anchor-type="as-char" svg:width="2.4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is the transition function</text:span></text:p>
        </text:list-item>
        <text:list-item>
          <text:p text:style-name="P10"><text:span text:style-name="T3"><draw:frame draw:style-name="fr2" draw:name="Object8" text:anchor-type="as-char" svg:width="1.22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is the start state</text:span></text:p>
        </text:list-item>
        <text:list-item>
          <text:p text:style-name="P10"><text:span text:style-name="T3"><draw:frame draw:style-name="fr2" draw:name="Object9" text:anchor-type="as-char" svg:width="1.212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is the set of final states</text:span></text:p>
        </text:list-item>
      </text:list>
      <text:p text:style-name="P7"/>
      <text:p text:style-name="P19"><text:span text:style-name="T3">Regular language</text:span></text:p>
      <text:p text:style-name="P8"><text:span text:style-name="T3">A language is regular if some finite automata recognizes it.</text:span></text:p>
      <text:p text:style-name="P8"><text:span text:style-name="T3"/></text:p>
      <text:p text:style-name="P19"><text:span text:style-name="T4">2.2 </text:span><text:span text:style-name="T3">Non-Deteriminism</text:span></text:p>
      <text:list xml:id="list3222991211647888373" text:style-name="L8">
        <text:list-item>
          <text:p text:style-name="P11"><text:span text:style-name="T3">In a non-deterministic machine several choices may exist for the next state at any point</text:span></text:p>
        </text:list-item>
        <text:list-item>
          <text:p text:style-name="P11"><text:span text:style-name="T3">An NFA can be seen as splitting itself into as many copies as the choice of the next computation and proceeding parallely.</text:span></text:p>
        </text:list-item>
        <text:list-item>
          <text:p text:style-name="P11"><text:span text:style-name="T3">An NFA accepts a language if any one of these multple copies is able to process the language</text:span></text:p>
        </text:list-item>
        <text:list-item>
          <text:p text:style-name="P11"><text:span text:style-name="T3">Non-determinism also exists in other higher computational models.</text:span></text:p>
        </text:list-item>
        <text:list-item>
          <text:p text:style-name="P11"><text:span text:style-name="T3">Non-Determinism gives us convinience without any extra-power as far as regular languages are concerened.</text:span></text:p>
        </text:list-item>
      </text:list>
      <text:p text:style-name="P8"><text:span text:style-name="T3"/></text:p>
      <text:p text:style-name="P19"><text:span text:style-name="T3">Formal definition of a NFA</text:span></text:p>
      <text:p text:style-name="P8"><text:span text:style-name="T3"><draw:frame draw:style-name="fr2" draw:name="Object11" text:anchor-type="as-char" svg:width="3.912cm" svg:height="0.58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, where </text:span></text:p>
      <text:list xml:id="list34588851" text:continue-list="list7964511622424472008" text:style-name="L7">
        <text:list-item>
          <text:p text:style-name="P10"><text:span text:style-name="T3">Q is a finite set containing states</text:span></text:p>
        </text:list-item>
        <text:list-item>
          <text:p text:style-name="P10"><text:span text:style-name="T3"><draw:frame draw:style-name="fr2" draw:name="Object12" text:anchor-type="as-char" svg:width="0.466cm" svg:height="0.31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is the alphabet</text:span></text:p>
        </text:list-item>
        <text:list-item>
          <text:p text:style-name="P10"><text:span text:style-name="T3"><draw:frame draw:style-name="fr2" draw:name="Object13" text:anchor-type="as-char" svg:width="3.828cm" svg:height="0.485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is the transition function</text:span></text:p>
        </text:list-item>
        <text:list-item>
          <text:p text:style-name="P10"><text:span text:style-name="T3"><draw:frame draw:style-name="fr2" draw:name="Object14" text:anchor-type="as-char" svg:width="1.224cm" svg:height="0.53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is the start state</text:span></text:p>
        </text:list-item>
        <text:list-item>
          <text:p text:style-name="P10"><text:span text:style-name="T3"><draw:frame draw:style-name="fr2" draw:name="Object10" text:anchor-type="as-char" svg:width="1.212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is the set of final states</text:span></text:p>
        </text:list-item>
      </text:list>
      <text:p text:style-name="P8"><text:span text:style-name="T3"/></text:p>
      <text:p text:style-name="P19"><text:span text:style-name="T3">Equivalence of NFA's and DFA's</text:span></text:p>
      <text:list xml:id="list5661151917035889799" text:style-name="L9">
        <text:list-item>
          <text:p text:style-name="P12"><text:span text:style-name="T3">Construction of DFA's from NFA</text:span></text:p>
        </text:list-item>
        <text:list-item>
          <text:p text:style-name="P12"><text:span text:style-name="T3">Implementation of an NFA is faster than a DFA because DFA will have more states???</text:span></text:p>
        </text:list-item>
        <text:list-item>
          <text:p text:style-name="P12"><text:span text:style-name="T3">The DFA equivalent to an NFA can be seen as keeping track of the staes the NFA will be when the NFA is reading a string</text:span></text:p>
        </text:list-item>
      </text:list>
      <text:p text:style-name="P8"><text:span text:style-name="T3"/></text:p>
      <text:p text:style-name="P13"><text:span text:style-name="T5"/></text:p>
      <text:p text:style-name="P14"><text:span text:style-name="T6">Note : </text:span></text:p>
      <text:list xml:id="list2216903813290569504" text:style-name="L13">
        <text:list-item>
          <text:p text:style-name="P15"><text:soft-page-break/><text:span text:style-name="T6">Transactions to dead states are omitted in a DFA</text:span></text:p>
        </text:list-item>
        <text:list-item>
          <text:p text:style-name="P15"><text:span text:style-name="T6">Start state of a DFA while obtaining it from an NFA is </text:span><text:span text:style-name="T6"><draw:frame draw:style-name="fr2" draw:name="Object15" text:anchor-type="as-char" svg:width="2.159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15"><text:span text:style-name="T7">DFA for </text:span><text:span text:style-name="T7"><draw:frame draw:style-name="fr2" draw:name="Object16" text:anchor-type="as-char" svg:width="0.774cm" svg:height="0.466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</text:list-item>
        <text:list-item>
          <text:p text:style-name="P15"><text:span text:style-name="T7">DFA for </text:span><text:span text:style-name="T6"><draw:frame draw:style-name="fr2" draw:name="Object17" text:anchor-type="as-char" svg:width="0.57cm" svg:height="0.423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</text:list>
      <text:p text:style-name="P14"><text:span text:style-name="T6"/></text:p>
      <text:p text:style-name="P1">What is the number of DFA's possible using n states over an alphabet of 2 elements?</text:p>
      <text:list xml:id="list6532325926489204336" text:style-name="L2">
        <text:list-item>
          <text:p text:style-name="P16">Consider Q = { 1, 2, 3, ..., n} = Set of states </text:p>
        </text:list-item>
      </text:list>
      <text:p text:style-name="P3"><text:tab/>A = { 1, 0} = Alphabet </text:p>
      <text:p text:style-name="P3"><text:tab/>F = subset of Q = Set of final states </text:p>
      <text:list xml:id="list1534360800055257416" text:style-name="L3">
        <text:list-item>
          <text:p text:style-name="P17">Two DFA's having the same Q and A are distinguishable from one another by having different transition functions or a different set of final states or both. </text:p>
        </text:list-item>
        <text:list-item>
          <text:p text:style-name="P17">Thus, Total number of DFA = Number of ways in which the transition functions for all states in Q can be chosen * Number of different set of final states </text:p>
        </text:list-item>
        <text:list-item>
          <text:p text:style-name="P17">Number of transitions for each state in a DFA = One for each symbol of the alphabet = 2 in this case </text:p>
        </text:list-item>
        <text:list-item>
          <text:p text:style-name="P17">Each of the 2 transition functions for a particular state can be chosen in n ways(to any one of the n-1 other states or itself) </text:p>
        </text:list-item>
        <text:list-item>
          <text:p text:style-name="P17">Number of ways in which the transition functions for all states in Q can be chosen = </text:p>
          <text:p text:style-name="P17"><text:s text:c="26"/>(Number of ways in which the transition function for state-1 for one of the symbols of the alphabet can be chosen * Number of ways in which the transition function for state 1 for the other symbol of the alphabet can be chosen) </text:p>
          <text:p text:style-name="P17"><text:s text:c="28"/>* (Number of ways in which the transition function for state 2 for one of the symbols of the alphabet can be chosen * Number of ways in which the transition function for state 2 for the other symbol of the alphabet can be chosen ) * </text:p>
          <text:p text:style-name="P17"><text:s text:c="27"/>... </text:p>
          <text:p text:style-name="P17"><text:s text:c="28"/>... </text:p>
          <text:p text:style-name="P17"><text:s text:c="28"/>* (Number of ways in which the transition function for state n for one of the symbols of the alphabet can be chosen * Number of ways in which the transition function for state n for the other symbol of the alphabet can be chosen ) </text:p>
        </text:list-item>
      </text:list>
      <text:p text:style-name="P3"><text:s text:c="23"/>= (n * n) * (n * n) ... n times </text:p>
      <text:p text:style-name="P3"><text:s text:c="23"/>= <draw:frame draw:style-name="fr1" draw:name="Object1" text:anchor-type="as-char" svg:width="1.358cm" svg:height="0.559cm" draw:z-index="0"><draw:object xlink:href="./Object 1" xlink:type="simple" xlink:show="embed" xlink:actuate="onLoad"/><draw:image xlink:href="./ObjectReplacements/Object 1" xlink:type="simple" xlink:show="embed" xlink:actuate="onLoad"/></draw:frame> = <draw:frame draw:style-name="fr1" draw:name="Object2" text:anchor-type="as-char" svg:width="0.684cm" svg:height="0.527cm" draw:z-index="1"><draw:object xlink:href="./Object 2" xlink:type="simple" xlink:show="embed" xlink:actuate="onLoad"/><draw:image xlink:href="./ObjectReplacements/Object 2" xlink:type="simple" xlink:show="embed" xlink:actuate="onLoad"/></draw:frame> </text:p>
      <text:list xml:id="list241550131603217398" text:style-name="L4">
        <text:list-item>
          <text:p text:style-name="P18">The number of different F's = Number of subsets of Q, the set of states = <draw:frame draw:style-name="fr1" draw:name="Object3" text:anchor-type="as-char" svg:width="0.545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8">Total number of DFA =<draw:frame draw:style-name="fr1" draw:name="Object4" text:anchor-type="as-char" svg:width="1.30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list xml:id="list63402845861330031" text:style-name="L5">
        <text:list-header>
          <text:p text:style-name="P20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3-31T14:44:40.76</dc:date>
    <meta:editing-duration>PT14H15M16S</meta:editing-duration>
    <meta:editing-cycles>41</meta:editing-cycles>
    <meta:document-statistic meta:table-count="0" meta:image-count="0" meta:object-count="17" meta:page-count="2" meta:paragraph-count="60" meta:word-count="653" meta:character-count="3413" meta:non-whitespace-character-count="2654"/>
  </office:meta>
</office:document-meta>
</file>

<file path=Object 1/content.xml><?xml version="1.0" encoding="utf-8"?>
<math xmlns="http://www.w3.org/1998/Math/MathML">
  <semantics>
    <mrow>
      <msup>
        <mrow>
          <mo stretchy="false">(</mo>
          <mrow>
            <mrow>
              <mi>n</mi>
              <mo stretchy="false">∗</mo>
              <mi>n</mi>
            </mrow>
          </mrow>
          <mo stretchy="false">)</mo>
        </mrow>
        <mi>n</mi>
      </msup>
    </mrow>
    <annotation encoding="StarMath 5.0">(n * n)^n</annotation>
  </semantics>
</math>
</file>

<file path=Object 10/content.xml><?xml version="1.0" encoding="utf-8"?>
<math xmlns="http://www.w3.org/1998/Math/MathML">
  <semantics>
    <mrow>
      <mrow>
        <mi>F</mi>
        <mo stretchy="false">⊆</mo>
        <mi>Q</mi>
      </mrow>
    </mrow>
    <annotation encoding="StarMath 5.0">F subseteq Q </annotation>
  </semantics>
</math>
</file>

<file path=Object 11/content.xml><?xml version="1.0" encoding="utf-8"?>
<math xmlns="http://www.w3.org/1998/Math/MathML">
  <semantics>
    <mrow>
      <mrow>
        <mi mathvariant="italic">NFA</mi>
        <mo stretchy="false">=</mo>
        <mfenced open="(" close=")">
          <mrow>
            <mi>Q</mi>
            <mi>,</mi>
            <mo stretchy="false">Σ</mo>
            <mi>,</mi>
            <mo stretchy="false">δ</mo>
            <mi>,</mi>
            <msub>
              <mi>q</mi>
              <mn>0,</mn>
            </msub>
            <mi>F</mi>
          </mrow>
        </mfenced>
      </mrow>
    </mrow>
    <annotation encoding="StarMath 5.0">NFA = left ( Q, %SIGMA, %delta, q_0, F right )</annotation>
  </semantics>
</math>
</file>

<file path=Object 12/content.xml><?xml version="1.0" encoding="utf-8"?>
<math xmlns="http://www.w3.org/1998/Math/MathML">
  <semantics>
    <mrow>
      <mo stretchy="false">Σ</mo>
    </mrow>
    <annotation encoding="StarMath 5.0">%SIGMA </annotation>
  </semantics>
</math>
</file>

<file path=Object 13/content.xml><?xml version="1.0" encoding="utf-8"?>
<math xmlns="http://www.w3.org/1998/Math/MathML">
  <semantics>
    <mrow>
      <mo stretchy="false">δ</mo>
      <mi mathvariant="normal">:</mi>
      <mrow>
        <mi>Q</mi>
        <mo stretchy="false">∪</mo>
        <mrow>
          <msub>
            <mo stretchy="false">Σ</mo>
            <mo stretchy="false">ϵ</mo>
          </msub>
          <mo stretchy="false">×</mo>
          <mo stretchy="false">σ</mo>
        </mrow>
      </mrow>
      <mi>→</mi>
      <mi>P</mi>
      <mrow>
        <mo stretchy="false">(</mo>
        <mrow>
          <mi>Q</mi>
        </mrow>
        <mo stretchy="false">)</mo>
      </mrow>
    </mrow>
    <annotation encoding="StarMath 5.0">%delta : Q union %SIGMA_%epsilon times %sigma → P(Q)</annotation>
  </semantics>
</math>
</file>

<file path=Object 14/content.xml><?xml version="1.0" encoding="utf-8"?>
<math xmlns="http://www.w3.org/1998/Math/MathML">
  <semantics>
    <mrow>
      <mrow>
        <msub>
          <mi>q</mi>
          <mn>0</mn>
        </msub>
        <mo stretchy="false">∈</mo>
        <mi>Q</mi>
      </mrow>
    </mrow>
    <annotation encoding="StarMath 5.0">q_0 in Q </annotation>
  </semantics>
</math>
</file>

<file path=Object 15/content.xml><?xml version="1.0" encoding="utf-8"?>
<math xmlns="http://www.w3.org/1998/Math/MathML">
  <semantics>
    <mrow>
      <mrow>
        <msub>
          <mi>q</mi>
          <mn>0</mn>
        </msub>
        <mo stretchy="false">∪</mo>
        <mo stretchy="false">δ</mo>
      </mrow>
      <mrow>
        <mo stretchy="false">(</mo>
        <mrow>
          <msub>
            <mi>q</mi>
            <mn>0,</mn>
          </msub>
          <mo stretchy="false">ϵ</mo>
        </mrow>
        <mo stretchy="false">)</mo>
      </mrow>
    </mrow>
    <annotation encoding="StarMath 5.0">q_0 union %delta(q_0, %epsilon)</annotation>
  </semantics>
</math>
</file>

<file path=Object 16/content.xml><?xml version="1.0" encoding="utf-8"?>
<math xmlns="http://www.w3.org/1998/Math/MathML">
  <semantics>
    <mrow>
      <mo stretchy="false">{</mo>
      <mo stretchy="false">ϵ</mo>
      <mo stretchy="false">}</mo>
    </mrow>
    <annotation encoding="StarMath 5.0">\{%epsilon\}</annotation>
  </semantics>
</math>
</file>

<file path=Object 17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2/content.xml><?xml version="1.0" encoding="utf-8"?>
<math xmlns="http://www.w3.org/1998/Math/MathML">
  <semantics>
    <mrow>
      <msup>
        <mi>n</mi>
        <mn>2n</mn>
      </msup>
    </mrow>
    <annotation encoding="StarMath 5.0">n^2n</annotation>
  </semantics>
</math>
</file>

<file path=Object 3/content.xml><?xml version="1.0" encoding="utf-8"?>
<math xmlns="http://www.w3.org/1998/Math/MathML">
  <semantics>
    <mrow>
      <msup>
        <mn>2</mn>
        <mi>n</mi>
      </msup>
    </mrow>
    <annotation encoding="StarMath 5.0">2^n</annotation>
  </semantics>
</math>
</file>

<file path=Object 4/content.xml><?xml version="1.0" encoding="utf-8"?>
<math xmlns="http://www.w3.org/1998/Math/MathML">
  <semantics>
    <mrow>
      <mrow>
        <msup>
          <mi>n</mi>
          <mn>2n</mn>
        </msup>
        <mo stretchy="false">∗</mo>
        <msup>
          <mn>2</mn>
          <mi>n</mi>
        </msup>
      </mrow>
    </mrow>
    <annotation encoding="StarMath 5.0"> n^2n * 2^n</annotation>
  </semantics>
</math>
</file>

<file path=Object 5/content.xml><?xml version="1.0" encoding="utf-8"?>
<math xmlns="http://www.w3.org/1998/Math/MathML">
  <semantics>
    <mrow>
      <mrow>
        <mi mathvariant="italic">DFA</mi>
        <mo stretchy="false">=</mo>
        <mfenced open="(" close=")">
          <mrow>
            <mi>Q</mi>
            <mi>,</mi>
            <mo stretchy="false">Σ</mo>
            <mi>,</mi>
            <mo stretchy="false">δ</mo>
            <mi>,</mi>
            <msub>
              <mi>q</mi>
              <mn>0,</mn>
            </msub>
            <mi>F</mi>
          </mrow>
        </mfenced>
      </mrow>
    </mrow>
    <annotation encoding="StarMath 5.0">DFA = left ( Q, %SIGMA, %delta, q_0, F right )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 </annotation>
  </semantics>
</math>
</file>

<file path=Object 7/content.xml><?xml version="1.0" encoding="utf-8"?>
<math xmlns="http://www.w3.org/1998/Math/MathML">
  <semantics>
    <mrow>
      <mo stretchy="false">δ</mo>
      <mi mathvariant="normal">:</mi>
      <mrow>
        <mi>Q</mi>
        <mo stretchy="false">×</mo>
        <mo stretchy="false">σ</mo>
      </mrow>
      <mi>→</mi>
      <mi>Q</mi>
    </mrow>
    <annotation encoding="StarMath 5.0">%delta : Q times %sigma → Q </annotation>
  </semantics>
</math>
</file>

<file path=Object 8/content.xml><?xml version="1.0" encoding="utf-8"?>
<math xmlns="http://www.w3.org/1998/Math/MathML">
  <semantics>
    <mrow>
      <mrow>
        <msub>
          <mi>q</mi>
          <mn>0</mn>
        </msub>
        <mo stretchy="false">∈</mo>
        <mi>Q</mi>
      </mrow>
    </mrow>
    <annotation encoding="StarMath 5.0">q_0 in Q </annotation>
  </semantics>
</math>
</file>

<file path=Object 9/content.xml><?xml version="1.0" encoding="utf-8"?>
<math xmlns="http://www.w3.org/1998/Math/MathML">
  <semantics>
    <mrow>
      <mrow>
        <mi>F</mi>
        <mo stretchy="false">⊆</mo>
        <mi>Q</mi>
      </mrow>
    </mrow>
    <annotation encoding="StarMath 5.0">F subseteq Q </annotation>
  </semantics>
</math>
</file>